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Verdana, Helvetic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style:font-name="Calibri" fo:font-size="11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6381366" text:style-name="L1">
        <text:list-header>
          <text:p text:style-name="P1">Hi Markus,<text:line-break/><text:line-break/>I think this is a good first step. The interesting element is to demonstrate that the pressure projection stabilization works for the Terra grid. My understanding is that this is similar to the lat-lon grids used in climate simulations on the surface of the earth, except that you have 3D region. So your elements are extruded prisms. <text:line-break/><text:line-break/>Now here are some suggestions. I think the organization of the paper can be further improved. <text:line-break/></text:p>
        </text:list-header>
        <text:list-item>
          <text:p text:style-name="P1">First you need a clear statement of the research problem: what is the PDE you are solving, the domain, the boundary conditions.</text:p>
          <text:p text:style-name="P1"><text:s/></text:p>
        </text:list-item>
        <text:list-item>
          <text:p text:style-name="P1">Second, what are the current state of the art approaches: for example, what are the analogues of Taylor Hood stable pairs, are there any stabilized formulations for this problem, etc. <text:line-break/></text:p>
        </text:list-item>
        <text:list-item>
          <text:p text:style-name="P1">Third, you need to better highlight your contributions. Right now they are “mixed” with previous resuts. I suggest to have a section “Quotation of results” where you sum up the standard theory of the stabilized pressure projection method and explain the challenges you need to resolve to extend this theory to your case. </text:p>
        </text:list-item>
        <text:list-item>
          <text:p text:style-name="P1">Finally you need to add some numerical results!<text:line-break/><text:line-break/>Journals like CMAME, IJNMF or IJNME would be perfect for this.<text:line-break/><text:line-break/>Happy holidays and good luck!<text:line-break/><text:line-break/>P.S. I will be gone for good part of january (Singapore until 14th), so my response may be delay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Verdana, Helvetic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4T12:30:51</meta:creation-date>
    <meta:print-date>2012-01-04T12:31:56</meta:print-date>
    <meta:document-statistic meta:table-count="0" meta:image-count="0" meta:object-count="0" meta:page-count="1" meta:paragraph-count="6" meta:word-count="229" meta:character-count="1334" meta:non-whitespace-character-count="1103"/>
    <dc:date>2012-01-04T16:29:26</dc:date>
    <meta:editing-duration>PT3H43M25S</meta:editing-duration>
    <meta:editing-cycles>1</meta:editing-cycles>
    <meta:generator>LibreOffice/3.4$Unix LibreOffice_project/340m1$Build-302</meta:generator>
  </office:meta>
</office:document-meta>
</file>